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number-columns-repeated="5" table:default-cell-style-name="ce3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table:style-name="ce35"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43" office:value-type="string" calcext:value-type="string">
            <text:p>1h 39m 30s</text:p>
          </table:table-cell>
          <table:table-cell table:style-name="ce46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table:style-name="ce35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46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50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11"/>
        </table:table-row>
        <table:table-row table:style-name="ro1">
          <table:table-cell table:style-name="ce2"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2"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style-name="ce43" office:value-type="string" calcext:value-type="string">
            <text:p>10m 15s</text:p>
          </table:table-cell>
          <table:table-cell table:style-name="ce43" office:value-type="string" calcext:value-type="string">
            <text:p>8m 19s</text:p>
          </table:table-cell>
          <table:table-cell table:style-name="ce43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ce48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ce48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2:54:33.681225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3-12-19T12:55:16.144225775</dc:date>
    <meta:editing-duration>PT4H7M24S</meta:editing-duration>
    <meta:editing-cycles>22</meta:editing-cycles>
    <meta:generator>LibreOffice/6.4.7.2$Linux_X86_64 LibreOffice_project/40$Build-2</meta:generator>
    <meta:document-statistic meta:table-count="1" meta:cell-count="111" meta:object-count="0"/>
  </office:meta>
</office:document-meta>
</file>